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-UI" svg:font-family="Segoe-UI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.1895in" fo:background-color="#FFFFFF"/>
    </style:style>
    <style:style style:name="T2" style:parent-style-name="Strong" style:family="text">
      <style:text-properties style:font-name="Segoe-UI" fo:color="#000000" fo:font-size="15pt" style:font-size-asian="15pt" style:font-size-complex="15pt"/>
    </style:style>
    <style:style style:name="P3" style:parent-style-name="NormalWeb" style:family="paragraph">
      <style:paragraph-properties fo:margin-top="0in" fo:margin-bottom="0.1895in" fo:background-color="#FFFFFF"/>
      <style:text-properties style:font-name="Segoe-UI" fo:color="#000000" fo:font-size="15pt" style:font-size-asian="15pt" style:font-size-complex="15pt"/>
    </style:style>
    <style:style style:name="P4" style:parent-style-name="NormalWeb" style:family="paragraph">
      <style:paragraph-properties fo:margin-top="0in" fo:margin-bottom="0.1895in" fo:background-color="#FFFFFF"/>
      <style:text-properties style:font-name="Segoe-UI" fo:color="#000000" fo:font-size="15pt" style:font-size-asian="15pt" style:font-size-complex="15pt"/>
    </style:style>
    <style:style style:name="P5" style:parent-style-name="NormalWeb" style:family="paragraph">
      <style:paragraph-properties fo:margin-top="0in" fo:margin-bottom="0.1895in" fo:background-color="#FFFFFF"/>
    </style:style>
    <style:style style:name="T6" style:parent-style-name="DefaultParagraphFont" style:family="text">
      <style:text-properties style:font-name="Segoe-UI" fo:color="#000000" fo:font-size="15pt" style:font-size-asian="15pt" style:font-size-complex="15pt"/>
    </style:style>
    <style:style style:name="T7" style:parent-style-name="Hyperlink" style:family="text">
      <style:text-properties style:font-name="Segoe-UI" fo:color="#FF0000" fo:font-size="15pt" style:font-size-asian="15pt" style:font-size-complex="15pt"/>
    </style:style>
    <style:style style:name="T8" style:parent-style-name="Hyperlink" style:family="text">
      <style:text-properties style:font-name="Segoe-UI" fo:color="#FF0000" style:text-position="super 63.3%" fo:font-size="15pt" style:font-size-asian="15pt" style:font-size-complex="15pt"/>
    </style:style>
    <style:style style:name="T9" style:parent-style-name="DefaultParagraphFont" style:family="text">
      <style:text-properties style:font-name="Segoe-UI" fo:color="#000000" fo:font-size="15pt" style:font-size-asian="15pt" style:font-size-complex="15pt"/>
    </style:style>
    <style:style style:name="T10" style:parent-style-name="DefaultParagraphFont" style:family="text">
      <style:text-properties style:font-name="Segoe-UI" fo:color="#000000" style:text-position="super 63.3%" fo:font-size="15pt" style:font-size-asian="15pt" style:font-size-complex="15pt"/>
    </style:style>
    <style:style style:name="T11" style:parent-style-name="DefaultParagraphFont" style:family="text">
      <style:text-properties style:font-name="Segoe-UI" fo:color="#000000" fo:font-size="15pt" style:font-size-asian="15pt" style:font-size-complex="15pt"/>
    </style:style>
    <style:style style:name="P12" style:parent-style-name="NormalWeb" style:family="paragraph">
      <style:paragraph-properties fo:margin-top="0in" fo:margin-bottom="0.1895in" fo:background-color="#FFFFFF"/>
      <style:text-properties style:font-name="Segoe-UI" fo:color="#000000" fo:font-size="15pt" style:font-size-asian="15pt" style:font-size-complex="15pt"/>
    </style:style>
    <style:style style:name="P13" style:parent-style-name="NormalWeb" style:family="paragraph">
      <style:paragraph-properties fo:margin-top="0in" fo:margin-bottom="0.1895in" fo:background-color="#FFFFFF"/>
      <style:text-properties style:font-name="Segoe-UI" fo:color="#000000" fo:font-size="15pt" style:font-size-asian="15pt" style:font-size-complex="15pt"/>
    </style:style>
  </office:automatic-styles>
  <office:body>
    <office:text text:use-soft-page-breaks="true">
      <text:p text:style-name="P1"><text:span text:style-name="T2">Migrate, Modernize, and Transform with Google Cloud Services.</text:span></text:p>
      <text:p text:style-name="P3">With accelerated growth in emerging cloud technologies, a company's transformational goals necessitate a cloud-first strategy.</text:p>
      <text:p text:style-name="P4">With legacy on-prem apps, and public cloud apps undergoing fragmentation and obsolescence, cloud modernization has now become a priority for enterprises to stay ahead in a continually evolving digital world.</text:p>
      <text:p text:style-name="P5"><text:span text:style-name="T6">This is where Sonata’s unique </text:span><text:a xlink:href="https://www.sonata-software.com/platformation" office:target-frame-name="_top" xlink:show="replace"><text:span text:style-name="T7">Platformation</text:span><text:span text:style-name="T8">TM</text:span></text:a><text:span text:style-name="T9"> framework, combined with Google Cloud Modernization solutions gives your organization the advantage to realize your vision. Platformation</text:span><text:span text:style-name="T10">TM</text:span><text:span text:style-name="T11"> ensures clear roadmaps, connected ecosystems, optimized cost and execution, and seamless customer engagement.</text:span></text:p>
      <text:p text:style-name="P12">As a Google Cloud Premium Partner, we at Sonata offer consultancy, deployment, administration, and support solutions for over 100+ clients. In addition, we deliver turnkey solutions for customizing your existing legacy apps.</text:p>
      <text:p text:style-name="P13">Our knowledge, combined with Google's solid cloud infrastructure, increases our clients' performance, flexibility, security, TCO, and ROI, allowing them to provide value to their end consumers faster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-UI" svg:font-family="Segoe-UI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ivnarayan Vaidyanathan</meta:initial-creator>
    <dc:creator>Shivnarayan Vaidyanathan</dc:creator>
    <meta:creation-date>2024-02-17T06:44:00Z</meta:creation-date>
    <dc:date>2024-02-17T06:44:00Z</dc:date>
    <meta:template xlink:href="Normal" xlink:type="simple"/>
    <meta:editing-cycles>2</meta:editing-cycles>
    <meta:editing-duration>PT0S</meta:editing-duration>
    <meta:document-statistic meta:page-count="1" meta:paragraph-count="2" meta:word-count="176" meta:character-count="1179" meta:row-count="8" meta:non-whitespace-character-count="1005"/>
  </office:meta>
</office:document-meta>
</file>